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a8a6" officeooo:paragraph-rsid="001aa8a6"/>
    </style:style>
    <style:style style:name="P2" style:family="paragraph" style:parent-style-name="Standard">
      <style:text-properties officeooo:rsid="001aa8a6" officeooo:paragraph-rsid="001b801d"/>
    </style:style>
    <style:style style:name="P3" style:family="paragraph" style:parent-style-name="Standard">
      <style:text-properties officeooo:rsid="001aa8a6" officeooo:paragraph-rsid="001ce1ce"/>
    </style:style>
    <style:style style:name="P4" style:family="paragraph" style:parent-style-name="Standard">
      <style:text-properties officeooo:rsid="001ce1ce" officeooo:paragraph-rsid="001aa8a6"/>
    </style:style>
    <style:style style:name="P5" style:family="paragraph" style:parent-style-name="Standard">
      <style:text-properties officeooo:rsid="001d901d" officeooo:paragraph-rsid="001d901d"/>
    </style:style>
    <style:style style:name="P6" style:family="paragraph" style:parent-style-name="Standard">
      <style:text-properties officeooo:rsid="001d901d" officeooo:paragraph-rsid="001fc947"/>
    </style:style>
    <style:style style:name="P7" style:family="paragraph" style:parent-style-name="Standard">
      <style:text-properties officeooo:rsid="001e81b9" officeooo:paragraph-rsid="001fc947"/>
    </style:style>
    <style:style style:name="P8" style:family="paragraph" style:parent-style-name="Standard">
      <style:text-properties officeooo:rsid="001fc947" officeooo:paragraph-rsid="001fc947"/>
    </style:style>
    <style:style style:name="P9"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orphans="2" fo:widows="2" fo:text-indent="0cm" style:auto-text-indent="false"/>
      <style:text-properties fo:font-variant="normal" fo:text-transform="none" fo:color="#242424" loext:opacity="100%" fo:letter-spacing="normal"/>
    </style:style>
    <style:style style:name="T1" style:family="text">
      <style:text-properties fo:font-variant="normal" fo:text-transform="none" fo:color="#242424" loext:opacity="100%" style:font-name="Calibri" fo:font-size="10.5pt" fo:letter-spacing="normal" fo:language="en" fo:country="US" fo:font-style="normal" fo:font-weight="normal"/>
    </style:style>
    <style:style style:name="T2" style:family="text">
      <style:text-properties fo:font-variant="normal" fo:text-transform="none" fo:color="#242424" loext:opacity="100%" style:font-name="Calibri" fo:font-size="10.5pt" fo:letter-spacing="normal" fo:language="en" fo:country="US" fo:font-style="normal" fo:font-weight="normal" fo:background-color="#ffffff" loext:char-shading-value="0"/>
    </style:style>
    <style:style style:name="T3" style:family="text">
      <style:text-properties fo:font-variant="normal" fo:text-transform="none" fo:color="#242424" loext:opacity="100%" style:font-name="Arial" fo:font-size="10.5pt" fo:letter-spacing="normal" fo:language="en" fo:country="US" fo:font-style="normal" fo:font-weight="normal"/>
    </style:style>
    <style:style style:name="T4" style:family="text">
      <style:text-properties fo:font-variant="normal" fo:text-transform="none" fo:color="#4f52b2" loext:opacity="100%" style:font-name="Calibri" fo:font-size="10.5pt" fo:letter-spacing="normal" fo:language="en" fo:country="US" fo:font-style="normal" fo:font-weight="normal" loext:padding="0cm" loext:border="none"/>
    </style:style>
    <style:style style:name="T5" style:family="text">
      <style:text-properties fo:font-variant="normal" fo:text-transform="none" fo:color="#4f52b2" loext:opacity="100%" style:font-name="Arial" fo:font-size="10.5pt" fo:letter-spacing="normal" fo:language="en" fo:country="US" fo:font-style="normal" fo:font-weight="normal" loext:padding="0cm" loext:border="none"/>
    </style:style>
    <style:style style:name="T6" style:family="text">
      <style:text-properties fo:font-weight="bold" style:font-weight-asian="bold" style:font-weight-complex="bold"/>
    </style:style>
    <style:style style:name="T7" style:family="text">
      <style:text-properties fo:font-weight="bold" officeooo:rsid="001fc947" style:font-weight-asian="bold" style:font-weight-complex="bold"/>
    </style:style>
    <style:style style:name="T8" style:family="text">
      <style:text-properties officeooo:rsid="001b801d"/>
    </style:style>
    <style:style style:name="T9" style:family="text">
      <style:text-properties officeooo:rsid="001ce1ce"/>
    </style:style>
    <style:style style:name="T10" style:family="text">
      <style:text-properties officeooo:rsid="001d901d"/>
    </style:style>
    <style:style style:name="T11" style:family="text">
      <style:text-properties officeooo:rsid="001e81b9"/>
    </style:style>
    <style:style style:name="T12" style:family="text">
      <style:text-properties officeooo:rsid="001fc947"/>
    </style:style>
    <style:style style:name="T13" style:family="text">
      <style:text-properties officeooo:rsid="00212b26"/>
    </style:style>
    <style:style style:name="T14" style:family="text">
      <style:text-properties officeooo:rsid="00222086"/>
    </style:style>
    <style:style style:name="T15" style:family="text">
      <style:text-properties officeooo:rsid="00239689"/>
    </style:style>
    <style:style style:name="T16" style:family="text">
      <style:text-properties officeooo:rsid="002545be"/>
    </style:style>
    <text:list-style style:name="L1">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9"><text:span text:style-name="T2">How would you adapt this legacy application to AWS or Azure?</text:span><text:span text:style-name="T1"><text:line-break/></text:span><text:a xlink:type="simple" xlink:href="https://github.com/alimon808/contoso-university" office:target-frame-name="_blank" xlink:show="new" text:style-name="Internet_20_link" text:visited-style-name="Visited_20_Internet_20_Link"><text:span text:style-name="T4">https://github.com/alimon808/</text:span></text:a></text:p>
        </text:list-item>
      </text:list>
      <text:p text:style-name="P11"> </text:p>
      <text:p text:style-name="P10"><text:span text:style-name="T3">* What updates to the code would you recommend?<text:line-break/>* Create an architecture diagram of your solution, e.g. using </text:span><text:a xlink:type="simple" xlink:href="https://draw.io/" office:target-frame-name="_blank" xlink:show="new" text:style-name="Internet_20_link" text:visited-style-name="Visited_20_Internet_20_Link"><text:span text:style-name="T5">https://draw.io/</text:span></text:a><text:span text:style-name="T3"><text:line-break/>* Describe your build pipeline, including tools used.</text:span></text:p>
      <text:p text:style-name="P1"/>
      <text:p text:style-name="P1"><text:span text:style-name="T6">AWS</text:span>: </text:p>
      <text:p text:style-name="P1"/>
      <text:p text:style-name="P3">I would opt to use Elastic Kubernetes Services (EKS) <text:span text:style-name="T10">which is</text:span><text:span text:style-name="T9"> Platform as a Service (PaaS) </text:span>with Terraform for the Infrastructure as Code <text:span text:style-name="T9">(IaC)</text:span> component for this application. </text:p>
      <text:p text:style-name="P4"/>
      <text:p text:style-name="P1">I would use an EKS cluster (Kubernetes) <text:span text:style-name="T14">with a Kubernetes ingress (AWS Application Load Balancer) </text:span>to host this application due to the complexity of its design. <text:span text:style-name="T11">The cluster would have a public and private IP range. The public range would be reserved for the control plane and the private would be reserved for the pod network only. This adds a layer of security and allows for growth.</text:span> There are a lot of application components which I would opt to split into containers and run them in <text:span text:style-name="T9">separate </text:span>pods inside of <text:span text:style-name="T12">K</text:span>ubernetes (k8s). Additionally EKS can natively tie into some of the Security identity providers that are required by the application. Some of the resource requirements for this application also make k8s an application of choice. <text:span text:style-name="T15">The docker images would be hosted inside of an ECR repo.</text:span></text:p>
      <text:p text:style-name="P1"/>
      <text:p text:style-name="P1">The requirement for the InMemoryDatabase for testing, <text:span text:style-name="T8">leveraging</text:span> taints and toleration<text:span text:style-name="T12">s</text:span> the testing can be isolated to a specific EKS cluster node as to avoid eating up resources for the <text:span text:style-name="T8">rest of the</text:span> application. This can also be said for any other parts of the applications that may run a mock with resources, pods that run inside Kubernetes can leverage limits, ranges, and quotas on top of taints and tolerations. <text:span text:style-name="T8">Separating parts of the application into smaller containers </text:span>allow<text:span text:style-name="T8">s</text:span> <text:span text:style-name="T8">for the</text:span> fine tuning of <text:span text:style-name="T8">the </text:span>app <text:span text:style-name="T8">and limiting specific parts of the application for eating up too many resources that may impact the overall performance</text:span>. <text:s/></text:p>
      <text:p text:style-name="P1"/>
      <text:p text:style-name="P1">For the Rest API I would transition the code into the hosted Amazon API Gateway, it is a very robust service with a free tire that offers RESTful API services that can be connected to other AWS or on-premises services. <text:span text:style-name="T8">This also alleviates the EKS cluster having to do the heavy lifting of the rest api and can increase the security of the overall application.</text:span></text:p>
      <text:p text:style-name="P1"/>
      <text:p text:style-name="P2"><text:span text:style-name="T8">I would host the code inside of GitHub and leverage </text:span>a custom self-hosted runner in GitHub Actions <text:span text:style-name="T8">to perform the </text:span>Moq and xUnit <text:span text:style-name="T8">testing</text:span>.</text:p>
      <text:p text:style-name="P2"/>
      <text:p text:style-name="P7">In addition to the above I would employ the use of Route 53, certificate manager, and Cloudfront CDN. Also I am under the assumption that the application may require a Transact SQL back e<text:span text:style-name="T12">n</text:span>d, so I would plan for that as well. <text:span text:style-name="T12">With GitHub actions we can perform some basic linting and checks, </text:span><text:span text:style-name="T7">pre-commit</text:span><text:span text:style-name="T12"> is useful for identifying simple issues on the code before review, on the Terraform code one can use </text:span><text:span text:style-name="T7">tflint</text:span><text:span text:style-name="T12">, once these pass we can finally run a </text:span><text:span text:style-name="T7">tfplan</text:span><text:span text:style-name="T12"> action to check that the code works and will deploy inside the AWS environment. </text:span><text:span text:style-name="T16">The Terraform code should be split up between Networking, EKS, ArgoCD, and other critical components, the reason for this is to create a smaller blast radius when pushing updates to the infrastructure code. </text:span></text:p>
      <text:p text:style-name="P8"/>
      <text:p text:style-name="P8"><text:soft-page-break/>Finally <text:span text:style-name="T16">one</text:span> can use ArgoCD git-ops for deploying Kubernetes changes inside the cluster itself. <text:span text:style-name="T13">This final piece allows total automation of deployments inside the cluster. </text:span><text:s/></text:p>
      <text:p text:style-name="P6"/>
      <text:p text:style-name="P5">IaC code would be deployed using Terraform using <text:span text:style-name="T11">GitHub Actions.</text:spa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09:59:22.694177645</meta:creation-date>
    <dc:date>2023-09-20T21:09:51.174783545</dc:date>
    <meta:editing-duration>PT11H10M26S</meta:editing-duration>
    <meta:editing-cycles>12</meta:editing-cycles>
    <meta:generator>LibreOffice/7.5.5.2$Linux_X86_64 LibreOffice_project/50$Build-2</meta:generator>
    <meta:document-statistic meta:table-count="0" meta:image-count="0" meta:object-count="0" meta:page-count="2" meta:paragraph-count="12" meta:word-count="564" meta:character-count="3357" meta:non-whitespace-character-count="2797"/>
  </office:meta>
</office:document-meta>
</file>